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Noto Sans Symbols" svg:font-family="'Noto Sans Symbols'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743in" fo:margin-left="-0.075in" fo:margin-top="0in" fo:margin-bottom="0in" table:align="left"/>
    </style:style>
    <style:style style:name="Table1.A" style:family="table-column">
      <style:table-column-properties style:column-width="4.2743in"/>
    </style:style>
    <style:style style:name="Table1.1" style:family="table-row">
      <style:table-row-properties style:min-row-height="0.3472in" style:keep-together="true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1.21" style:family="table-row">
      <style:table-row-properties style:min-row-height="0.2917in" style:keep-together="true" fo:keep-together="auto"/>
    </style:style>
    <style:style style:name="P1" style:family="paragraph" style:parent-style-name="Standard">
      <style:paragraph-properties fo:margin-left="0.5264in" fo:margin-right="0in" fo:margin-top="0in" fo:margin-bottom="0.111in" fo:line-height="15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2" style:family="paragraph" style:parent-style-name="Standard">
      <style:paragraph-properties fo:margin-left="0.5264in" fo:margin-right="0in" fo:line-height="150%" fo:text-indent="0in" style:auto-text-indent="false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Heading_20_2">
      <style:paragraph-properties fo:line-height="150%"/>
      <style:text-properties fo:color="#ff0000" style:font-name="Times New Roman" style:font-name-asian="Times New Roman1" style:font-name-complex="Times New Roman1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Standard">
      <style:paragraph-properties fo:margin-left="0in" fo:margin-right="0in" fo:text-indent="0.4917in" style:auto-text-indent="false"/>
    </style:style>
    <style:style style:name="P7" style:family="paragraph" style:parent-style-name="Standard">
      <style:paragraph-properties fo:margin-left="0in" fo:margin-right="0in" fo:margin-top="0in" fo:margin-bottom="0in" fo:line-height="15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8" style:family="paragraph" style:parent-style-name="Standard">
      <style:paragraph-properties fo:margin-left="0in" fo:margin-right="0in" fo:margin-top="0in" fo:margin-bottom="0in" fo:line-height="115%" fo:text-indent="0in" style:auto-text-indent="false"/>
    </style:style>
    <style:style style:name="P9" style:family="paragraph" style:parent-style-name="Standard">
      <style:paragraph-properties fo:margin-left="1.0264in" fo:margin-right="0in" fo:margin-top="0in" fo:margin-bottom="0in" fo:line-height="15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color="#ff0000"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background-color="#ffffff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text-indent="0.4917in" style:auto-text-indent="false"/>
    </style:style>
    <style:style style:name="P14" style:family="paragraph" style:parent-style-name="Standard">
      <style:paragraph-properties fo:margin-left="0in" fo:margin-right="0in" fo:text-indent="0.4917in" style:auto-text-indent="false"/>
      <style:text-properties fo:background-color="#ffffff"/>
    </style:style>
    <style:style style:name="P15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 style:list-style-name="WWNum12">
      <style:paragraph-properties fo:margin-left="0.5in" fo:margin-right="0in" fo:margin-top="0in" fo:margin-bottom="0in" fo:line-height="100%" fo:text-indent="-0.25in" style:auto-text-indent="false"/>
      <style:text-properties fo:background-color="#ffffff"/>
    </style:style>
    <style:style style:name="P17" style:family="paragraph" style:parent-style-name="Standard" style:list-style-name="WWNum11">
      <style:paragraph-properties fo:margin-left="0.5in" fo:margin-right="0in" fo:margin-top="0in" fo:margin-bottom="0in" fo:line-height="100%" fo:text-indent="-0.25in" style:auto-text-indent="false"/>
      <style:text-properties fo:background-color="#ffffff"/>
    </style:style>
    <style:style style:name="P18" style:family="paragraph" style:parent-style-name="Standard" style:list-style-name="WWNum27">
      <style:paragraph-properties fo:margin-left="0.5in" fo:margin-right="0in" fo:margin-top="0in" fo:margin-bottom="0in" fo:text-indent="-0.25in" style:auto-text-indent="false"/>
    </style:style>
    <style:style style:name="P19" style:family="paragraph" style:parent-style-name="Standard" style:list-style-name="WWNum15">
      <style:paragraph-properties fo:margin-left="0.5in" fo:margin-right="0in" fo:margin-top="0in" fo:margin-bottom="0in" fo:text-indent="-0.25in" style:auto-text-indent="false"/>
    </style:style>
    <style:style style:name="P20" style:family="paragraph" style:parent-style-name="Standard" style:list-style-name="WWNum25">
      <style:paragraph-properties fo:margin-left="0.5in" fo:margin-right="0in" fo:margin-top="0in" fo:margin-bottom="0in" fo:text-indent="-0.25in" style:auto-text-indent="false"/>
    </style:style>
    <style:style style:name="P21" style:family="paragraph" style:parent-style-name="Standard" style:list-style-name="WWNum26">
      <style:paragraph-properties fo:margin-left="0.5in" fo:margin-right="0in" fo:margin-top="0in" fo:margin-bottom="0in" fo:text-indent="-0.25in" style:auto-text-indent="false"/>
    </style:style>
    <style:style style:name="P22" style:family="paragraph" style:parent-style-name="Standard" style:list-style-name="WWNum20">
      <style:paragraph-properties fo:margin-left="0.5in" fo:margin-right="0in" fo:margin-top="0in" fo:margin-bottom="0in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in" fo:margin-bottom="0in" fo:text-indent="-0.25in" style:auto-text-indent="false"/>
    </style:style>
    <style:style style:name="P24" style:family="paragraph" style:parent-style-name="Standard" style:list-style-name="WWNum18">
      <style:paragraph-properties fo:margin-left="0.5in" fo:margin-right="0in" fo:margin-top="0in" fo:margin-bottom="0in" fo:text-indent="-0.25in" style:auto-text-indent="false"/>
    </style:style>
    <style:style style:name="P25" style:family="paragraph" style:parent-style-name="Standard" style:list-style-name="WWNum13">
      <style:paragraph-properties fo:margin-left="0.5in" fo:margin-right="0in" fo:margin-top="0in" fo:margin-bottom="0in" fo:text-indent="-0.25in" style:auto-text-indent="false"/>
    </style:style>
    <style:style style:name="P26" style:family="paragraph" style:parent-style-name="Standard" style:list-style-name="WWNum16">
      <style:paragraph-properties fo:margin-left="0.5in" fo:margin-right="0in" fo:margin-top="0in" fo:margin-bottom="0in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fo:text-indent="-0.25in" style:auto-text-indent="false"/>
    </style:style>
    <style:style style:name="P28" style:family="paragraph" style:parent-style-name="Standard" style:list-style-name="WWNum24">
      <style:paragraph-properties fo:margin-left="0.5in" fo:margin-right="0in" fo:margin-top="0in" fo:margin-bottom="0in" fo:text-indent="-0.25in" style:auto-text-indent="false"/>
    </style:style>
    <style:style style:name="P29" style:family="paragraph" style:parent-style-name="Standard" style:list-style-name="WWNum17">
      <style:paragraph-properties fo:margin-left="0.5in" fo:margin-right="0in" fo:margin-top="0in" fo:margin-bottom="0in" fo:text-indent="-0.25in" style:auto-text-indent="false"/>
    </style:style>
    <style:style style:name="P30" style:family="paragraph" style:parent-style-name="Standard" style:list-style-name="WWNum14">
      <style:paragraph-properties fo:margin-left="0.5in" fo:margin-right="0in" fo:margin-top="0in" fo:margin-bottom="0in" fo:line-height="115%" fo:text-indent="-0.25in" style:auto-text-indent="false"/>
    </style:style>
    <style:style style:name="P31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5" style:family="paragraph" style:parent-style-name="Standard">
      <style:paragraph-properties fo:margin-top="0in" fo:margin-bottom="0in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6" style:family="paragraph" style:parent-style-name="Heading_20_1" style:master-page-name="Standard">
      <style:paragraph-properties style:page-number="auto"/>
      <style:text-properties fo:color="#000000" style:font-name="Times New Roman" style:font-name-asian="Times New Roman1" style:font-name-complex="Times New Roman1"/>
    </style:style>
    <style:style style:name="P57" style:family="paragraph" style:parent-style-name="Heading_20_2"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P58" style:family="paragraph" style:parent-style-name="Heading_20_2">
      <style:paragraph-properties fo:line-height="150%"/>
      <style:text-properties fo:color="#ff0000" style:font-name="Times New Roman" style:font-name-asian="Times New Roman1" style:font-name-complex="Times New Roman1"/>
    </style:style>
    <style:style style:name="P59" style:family="paragraph" style:parent-style-name="Heading_20_2" style:list-style-name="WWNum4">
      <style:paragraph-properties fo:margin-left="0.5in" fo:margin-right="0in" fo:text-indent="-0.25in" style:auto-text-indent="false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P60" style:family="paragraph" style:parent-style-name="Heading_20_3">
      <style:paragraph-properties fo:margin-top="0in" fo:margin-bottom="0in" fo:line-height="100%"/>
      <style:text-properties style:font-name="Times New Roman" fo:font-weight="normal" fo:background-color="#ffffff" style:font-name-asian="Times New Roman1" style:font-weight-asian="normal" style:font-name-complex="Times New Roman1"/>
    </style:style>
    <style:style style:name="P61" style:family="paragraph" style:parent-style-name="Heading_20_3">
      <style:paragraph-properties fo:margin-top="0in" fo:margin-bottom="0in" fo:line-height="100%"/>
      <style:text-properties style:font-name="Times New Roman" fo:font-weight="normal" style:font-name-asian="Times New Roman1" style:font-weight-asian="normal" style:font-name-complex="Times New Roman1"/>
    </style:style>
    <style:style style:name="P62" style:family="paragraph" style:parent-style-name="Heading_20_3">
      <style:text-properties fo:font-weight="normal" style:font-weight-asian="normal"/>
    </style:style>
    <style:style style:name="P63" style:family="paragraph" style:parent-style-name="Heading_20_3">
      <style:text-properties style:font-name="Times New Roman" fo:font-weight="normal" style:font-name-asian="Times New Roman1" style:font-weight-asian="normal" style:font-name-complex="Times New Roman1"/>
    </style:style>
    <style:style style:name="P64" style:family="paragraph" style:parent-style-name="Text_20_body" style:list-style-name="L2"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2">
      <style:paragraph-properties fo:margin-top="0in" fo:margin-bottom="0in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2">
      <style:paragraph-properties fo:margin-top="0in" fo:margin-bottom="0in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Noto Sans Symbols" fo:font-size="11pt" fo:font-style="normal" style:text-underline-style="none" fo:font-weight="normal" style:text-blinking="false"/>
    </style:style>
    <style:style style:name="P67" style:family="paragraph" style:parent-style-name="Text_20_body" style:list-style-name="L2">
      <style:paragraph-properties fo:margin-top="0in" fo:margin-bottom="0.111in" fo:line-height="12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T1" style:family="text">
      <style:text-properties fo:color="#ff0000" style:font-name="Times New Roman" style:font-name-asian="Times New Roman1" style:font-name-complex="Times New Roman1"/>
    </style:style>
    <style:style style:name="T2" style:family="text">
      <style:text-properties fo:background-color="#ffffff"/>
    </style:style>
    <style:style style:name="T3" style:family="text">
      <style:text-properties fo:font-size="11.5pt" fo:background-color="#ffffff" style:font-size-asian="11.5pt" style:font-size-complex="11.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background-color="transparent"/>
    </style:style>
    <style:style style:name="T6" style:family="text">
      <style:text-properties style:font-name="Calibri1" fo:background-color="transparent"/>
    </style:style>
    <style:style style:name="T7" style:family="text">
      <style:text-properties style:font-name="Calibri1" fo:background-color="#fffff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264in" fo:text-indent="-0.25in" fo:margin-left="1.026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64in" fo:text-indent="-0.25in" fo:margin-left="1.276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264in" fo:text-indent="-0.25in" fo:margin-left="1.526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764in" fo:text-indent="-0.25in" fo:margin-left="1.776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264in" fo:text-indent="-0.25in" fo:margin-left="2.026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764in" fo:text-indent="-0.25in" fo:margin-left="2.276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264in" fo:text-indent="-0.25in" fo:margin-left="2.526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764in" fo:text-indent="-0.25in" fo:margin-left="2.776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264in" fo:text-indent="-0.25in" fo:margin-left="3.026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764in" fo:text-indent="-0.25in" fo:margin-left="3.276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FACEBOOK DOCUMENTATION</text:h>
      <text:p text:style-name="Standard"/>
      <text:h text:style-name="P57" text:outline-level="2">ANALYSIS </text:h>
      <text:list xml:id="list7036915936829407330" text:style-name="WWNum4">
        <text:list-item>
          <text:h text:style-name="P59" text:outline-level="2">Write a brief explanation using your own words (in English or in Turkish) (1 A4 pages for each of them) about these applications in terms of their scope.</text:h>
        </text:list-item>
      </text:list>
      <text:p text:style-name="Standard"/>
      <text:p text:style-name="P6">Facebook,sosyal medya üzerinde kullanıcılara hizmet vermek için <text:s/>geliştirilmiş bir uygulamadır.</text:p>
      <text:p text:style-name="P14">Bu sosyal ağda yer alabilmek için ilk olarak yapılması gereken adım bir kullanıcı hesabı oluşturmaktır.Bu adımı tamamladıktan sonra profil bilgilerinizi eklemeniz gerekmektedir.Artık bu sosyal ağın bir parçasısınız.</text:p>
      <text:p text:style-name="P6"><text:span text:style-name="T2">Facebook’ta yapabilecekleriniz:</text:span></text:p>
      <text:list xml:id="list2944896877956081876" text:style-name="L2">
        <text:list-item>
          <text:p text:style-name="P64">Herhangi bir kategoriye sahip sayfa oluşturabilirsiniz veya daha önceden oluşturulmuş bir sayfayı takip edebilirsiniz.</text:p>
        </text:list-item>
        <text:list-item>
          <text:p text:style-name="P65">Bir konu hakkında grup oluşturabilir veya oluşturulmuş gruplara katılabilirsiniz.</text:p>
        </text:list-item>
        <text:list-item>
          <text:p text:style-name="P65">Bir etkinlik oluşturabilir veya oluşturulmuş etkinliklere katılabilirsiniz.</text:p>
        </text:list-item>
        <text:list-item>
          <text:p text:style-name="P65">İş ilanı oluşturabilir veya iş başvurusu yapabilirsiniz.</text:p>
        </text:list-item>
        <text:list-item>
          <text:p text:style-name="P65">İstediğiniz sayfayı takip edebilir, beğenebilir ve bu sayede sayfanın yaptığı paylaşımlar hakkında bilgi alabilirsiniz.</text:p>
        </text:list-item>
        <text:list-item>
          <text:p text:style-name="P65">Belirli bir kitleye hitap eden reklamlar verebilirsiniz.</text:p>
        </text:list-item>
        <text:list-item>
          <text:p text:style-name="P65">Bu ortama katılmış arkadaşlarınızı ekleyebilirsiniz.</text:p>
        </text:list-item>
        <text:list-item>
          <text:p text:style-name="P65">Düşüncelerinizi post şeklinde yazabilir ve bunları istediğiniz kişilerle paylaşabilirsiniz.</text:p>
        </text:list-item>
        <text:list-item>
          <text:p text:style-name="P65">Fotoğraf ve video paylaşabilirsiniz veya bunları içeren bir albüm oluşturabilirsiniz.</text:p>
        </text:list-item>
        <text:list-item>
          <text:p text:style-name="P65">Paylaşılan postları beğenebilir , yorum yapabilir veya tekrar paylaşabilirsiniz.</text:p>
        </text:list-item>
        <text:list-item>
          <text:p text:style-name="P65">Yaptığınız paylaşımlar ile ilgili bildirimler alabilirsiniz.</text:p>
        </text:list-item>
        <text:list-item>
          <text:p text:style-name="P66"><text:span text:style-name="T6">Arkadaşlarınız veya diğer </text:span><text:span text:style-name="T7">Facebook</text:span><text:span text:style-name="T5"> </text:span><text:span text:style-name="T6">kullanıcılarıyla mesajlaşabilirsiniz.</text:span></text:p>
        </text:list-item>
        <text:list-item>
          <text:p text:style-name="P65">Kişisel bilgilerinizin veya paylaşımlarınızın gizlilik ayarlarını belirleyebilirsiniz.</text:p>
        </text:list-item>
        <text:list-item>
          <text:p text:style-name="P67">Mevcut tanıdıklarınızla ilişkilerinizi güçlendirebilirsiniz.</text:p>
        </text:list-item>
      </text:list>
      <text:p text:style-name="P9"><text:bookmark text:name="_41l7ieryia5o"/></text:p>
      <text:h text:style-name="P4" text:outline-level="2"><text:bookmark text:name="_w9kurt8fpqgx"/><text:soft-page-break/>Write an analysis report for each of the database model/application:</text:h>
      <text:h text:style-name="P4" text:outline-level="2"><text:bookmark text:name="_k38tl2kyrw0"/>a. What is the aim of each application?</text:h>
      <text:p text:style-name="P6">Facebook’un genel amacı, kullanıcıların birbirleriyle iletişim kurma<text:span text:style-name="T3">, f</text:span><text:span text:style-name="T2">otoğraf veya video paylaşma, etkinlik ve topluluklar üzerinden bilgi alma platformudur. Her yaştan, her kültür düzeyinden ve teknoloji konusunda bilgisi olan ya da olmayan her kesim tarafından rahatlıkla kullanılabilmesidir.</text:span></text:p>
      <text:p text:style-name="Standard"/>
      <text:h text:style-name="P4" text:outline-level="2"><text:bookmark text:name="_41l7ieryia5o1"/>b. What are the main entities of them?</text:h>
      <text:p text:style-name="Standard">ADS : Reklam verenlerin kayıtlarının tutulduğu varlıktır.</text:p>
      <text:p text:style-name="Standard">JOB : İş ilanlarının tutulduğu varlıktır.</text:p>
      <text:p text:style-name="Standard">USER_PROFILE : Kullanıcılara ait profil bilgilerinin tutulduğu varlıktır.</text:p>
      <text:p text:style-name="Standard">USER_SETTINGS: Kullanıcıların ayarlarının tutulduğu varlıktır.</text:p>
      <text:p text:style-name="Standard">PAGE_SETTINGS: Sayfaların ayarlarının tutulduğu varlıktır.</text:p>
      <text:p text:style-name="Standard">GROUP_SETTINGS : Grupların ayarlarının tutulduğu varlıktır.</text:p>
      <text:p text:style-name="Standard">ROLE : Toplulukların yöneticilerine ait rollerin tutulduğu varlıktır.</text:p>
      <text:p text:style-name="Standard">NOTIFICATION: Gruplara , Sayfalara ve Kullanıcılara ait bildirimlerin tutulduğu varlıktır.</text:p>
      <text:p text:style-name="Standard">BOOKMARK: Kullanıcılara ait yer imlerinin tutulduğu varlıktır.</text:p>
      <text:p text:style-name="Standard">EFFECTED : Actionlardan etkilenen tüm yapıların kaydedildiği varlıktır.</text:p>
      <text:p text:style-name="Standard">STORY : Kullanıcılara ait hikayelerin tutulduğu varlıktır.</text:p>
      <text:p text:style-name="Standard">EVENT : Düzenlenecek etkinliklerin tutulduğu varlıktır.</text:p>
      <text:p text:style-name="Standard">POST : Kullanıcıların ve Sayfaların yaptıkları paylaşımların tutulduğu varlıktır.</text:p>
      <text:p text:style-name="Standard">ALBUM : Kullanıcı ve sayfaların medyalarını bir albüm içerisinde tuttukları varlıktır.</text:p>
      <text:p text:style-name="Standard">FRIENDSHIP : Kullanıcıların birbirleri ile arkadaşlık durumlarının tutulduğu varlıktır.</text:p>
      <text:p text:style-name="Standard">LIKE : Kullanıcıların ve sayfaların yapmış oldukları beğenme eylemine ait bilgilerin tutulduğu varlıktır.</text:p>
      <text:p text:style-name="Standard">FOLLOW: Kullanıcıların sayfaları takip etme eylemine ait bilgilerin tutulduğu varlıktır.</text:p>
      <text:p text:style-name="Standard">JOIN: Kullanıcıların gruplara katılma eylemine ait bilgilerin tutulduğu varlıktır.</text:p>
      <text:p text:style-name="Standard">REVIEW: Kullanıcıların, sayfalar ile ilgili yaptıkları değerlendirmeler ve bu değerlendirmelere ait bilgilerin tutulduğu varlıktır.</text:p>
      <text:p text:style-name="Standard">MESSAGE : Kullanıcıların birbirleriyle ve sayfalar ile yaptığı konuşmalara ait bilgilerin tutulduğu varlıktır.</text:p>
      <text:p text:style-name="Standard">BLOCK: Engelleyen ve engellenene ait bilgilerin tutulduğu varlıktır.</text:p>
      <text:p text:style-name="Standard">REPORT : Kullanıcıların paylaşımlarla ilgili şikayetlerinin tutulduğu varlıktır.</text:p>
      <text:p text:style-name="Standard">CITY : Şehirlerin tutulduğu varlıktır.</text:p>
      <text:p text:style-name="Standard"><text:soft-page-break/>COUNTRY: Ülkelerin tutulduğu varlıktır.</text:p>
      <text:p text:style-name="Standard">CATEGORY : Topluluklukların ait olacakları kategorilerin tutulduğu varlıktır.</text:p>
      <text:p text:style-name="Standard">ACTION: Kullanıcıların ve sayfaların yaptıkları eylemlere ait bilgilerin tutulduğu tablodur.</text:p>
      <text:p text:style-name="Standard">COMMENT : Kullanıcıların ve sayfaların gönderilere yaptıkları yorumlara ait bilgilerin tutulduğu varlıktır.</text:p>
      <text:p text:style-name="Standard">PROFILE_INFO: Dil <text:s/>bilgilerinin, yeteneklerin, çalıştığı şirketlerin,okuduğu üniversitelerin ve okulların tutulduğu varlıktır.</text:p>
      <text:p text:style-name="Standard">VISUAL_CONTENT: Eğer bir action’da medya veya belge varsa bunların tutulduğu varlıktır.</text:p>
      <text:p text:style-name="Standard">GROUP: Facebook’taki grupları ve katılan kişileri tutan varlıktır.</text:p>
      <text:p text:style-name="Standard">PAGE: Kullanıcıya ait sayfaların tutulduğu varlıktır.</text:p>
      <text:p text:style-name="Standard">COMMUNITY: Facebook’ta kullanıcıların yarattığı sayfa veya grubun tutulduğu varlıktır. </text:p>
      <text:p text:style-name="Standard">USER: Kullanıcı bilgilerinin tutulduğu varlıktır.</text:p>
      <text:p text:style-name="Standard">CREATOR: Kullanıcı, sayfa ve grupları barındıran yaratıcı varlıktır.</text:p>
      <text:p text:style-name="Standard">SHARE: <text:s/>Kullanıcının paylaştığı albüm,post,event veya story barındıran varlıktır.</text:p>
      <text:p text:style-name="Standard"/>
      <text:h text:style-name="P4" text:outline-level="2"><text:bookmark text:name="_41l7ieryia5o2"/>c. What are the characteristics of each entity?</text:h>
      <text:h text:style-name="P60" text:outline-level="3"><text:bookmark text:name="_bggkmj58ncry"/>LANGUAGE</text:h>
      <text:list xml:id="list2500569027448269276" text:style-name="WWNum12">
        <text:list-item>
          <text:p text:style-name="P16">ProfileId</text:p>
        </text:list-item>
        <text:list-item>
          <text:p text:style-name="P31">Level</text:p>
        </text:list-item>
      </text:list>
      <text:p text:style-name="P54">COMPANY</text:p>
      <text:list xml:id="list3436729786446715077" text:style-name="WWNum27">
        <text:list-item>
          <text:p text:style-name="P18">Text</text:p>
        </text:list-item>
        <text:list-item>
          <text:p text:style-name="P18">StartDate</text:p>
        </text:list-item>
        <text:list-item>
          <text:p text:style-name="P32">EndDate</text:p>
        </text:list-item>
      </text:list>
      <text:p text:style-name="P54">UNIVERSITY</text:p>
      <text:list xml:id="list1912704986550400176" text:style-name="WWNum15">
        <text:list-item>
          <text:p text:style-name="P19">Text</text:p>
        </text:list-item>
        <text:list-item>
          <text:p text:style-name="P19">StartDate</text:p>
        </text:list-item>
        <text:list-item>
          <text:p text:style-name="P33">EndDate</text:p>
        </text:list-item>
      </text:list>
      <text:p text:style-name="P54">VISUAL_CONTENT</text:p>
      <text:list xml:id="list6830010971751287195" text:style-name="WWNum9">
        <text:list-item>
          <text:p text:style-name="P34">Url</text:p>
        </text:list-item>
      </text:list>
      <text:p text:style-name="P3"/>
      <text:p text:style-name="P3">PAGE</text:p>
      <text:list xml:id="list7552313875994207903" text:style-name="WWNum11">
        <text:list-item>
          <text:p text:style-name="P17">Phone</text:p>
        </text:list-item>
        <text:list-item>
          <text:p text:style-name="P17">Website</text:p>
        </text:list-item>
        <text:list-item>
          <text:p text:style-name="P17">Email</text:p>
        </text:list-item>
        <text:list-item>
          <text:p text:style-name="P17">OpeningHours</text:p>
        </text:list-item>
        <text:list-item>
          <text:p text:style-name="P17">ClosingHours</text:p>
        </text:list-item>
      </text:list>
      <text:p text:style-name="P10"><text:soft-page-break/></text:p>
      <text:p text:style-name="P54">COMMUNITY</text:p>
      <text:list xml:id="list1735870163341120667" text:style-name="WWNum25">
        <text:list-item>
          <text:p text:style-name="P20">CommunityId</text:p>
        </text:list-item>
        <text:list-item>
          <text:p text:style-name="P20">CommunityName</text:p>
        </text:list-item>
        <text:list-item>
          <text:p text:style-name="P20">CreatedDate</text:p>
        </text:list-item>
        <text:list-item>
          <text:p text:style-name="P20">ProfilePhoto</text:p>
        </text:list-item>
        <text:list-item>
          <text:p text:style-name="P35">CoverPhoto</text:p>
        </text:list-item>
      </text:list>
      <text:p text:style-name="P54">USER</text:p>
      <text:list xml:id="list4990050507430518034" text:style-name="WWNum26">
        <text:list-item>
          <text:p text:style-name="P21">UserId</text:p>
        </text:list-item>
        <text:list-item>
          <text:p text:style-name="P21">FName</text:p>
        </text:list-item>
        <text:list-item>
          <text:p text:style-name="P21">MName</text:p>
        </text:list-item>
        <text:list-item>
          <text:p text:style-name="P21">LName</text:p>
        </text:list-item>
        <text:list-item>
          <text:p text:style-name="P21">Birthday</text:p>
        </text:list-item>
        <text:list-item>
          <text:p text:style-name="P21">Gender</text:p>
        </text:list-item>
        <text:list-item>
          <text:p text:style-name="P21">Phone</text:p>
        </text:list-item>
        <text:list-item>
          <text:p text:style-name="P21">Email</text:p>
        </text:list-item>
        <text:list-item>
          <text:p text:style-name="P36">UserPassword</text:p>
        </text:list-item>
      </text:list>
      <text:h text:style-name="P60" text:outline-level="3"><text:bookmark text:name="_r03r6o946egu"/>CREATOR</text:h>
      <text:list xml:id="list7890580939188132886" text:style-name="WWNum2">
        <text:list-item>
          <text:p text:style-name="P37">CreatorId</text:p>
        </text:list-item>
      </text:list>
      <text:p text:style-name="P54">SHARE</text:p>
      <text:list xml:id="list6185066241763824781" text:style-name="WWNum1">
        <text:list-item>
          <text:p text:style-name="P38">ShareContent</text:p>
        </text:list-item>
      </text:list>
      <text:h text:style-name="P62" text:outline-level="3"><text:bookmark text:name="_8sddv8lpblp"/>PROFILE_INFO</text:h>
      <text:list xml:id="list3802856366209458078" text:style-name="WWNum22">
        <text:list-item>
          <text:p text:style-name="P39">ProfileInfoType</text:p>
        </text:list-item>
      </text:list>
      <text:p text:style-name="P54">COMMENT</text:p>
      <text:list xml:id="list4386086428367046669" text:style-name="WWNum8">
        <text:list-item>
          <text:p text:style-name="P40">CommentContent</text:p>
        </text:list-item>
      </text:list>
      <text:p text:style-name="P54">ACTION</text:p>
      <text:list xml:id="list8965052509201713033" text:style-name="WWNum23">
        <text:list-item>
          <text:p text:style-name="P41">ActionId</text:p>
        </text:list-item>
      </text:list>
      <text:h text:style-name="P60" text:outline-level="3"><text:bookmark text:name="_v3vbkswkbreq"/>CATEGORY</text:h>
      <text:list xml:id="list61738235555881358" text:style-name="WWNum20">
        <text:list-item>
          <text:p text:style-name="P22">CategoryName</text:p>
        </text:list-item>
        <text:list-item>
          <text:p text:style-name="P42">CategoryDescription</text:p>
        </text:list-item>
      </text:list>
      <text:p text:style-name="P15">CITY</text:p>
      <text:list xml:id="list2477649826327198869" text:style-name="WWNum10">
        <text:list-item>
          <text:p text:style-name="P43">CityName</text:p>
        </text:list-item>
      </text:list>
      <text:p text:style-name="P12"/>
      <text:p text:style-name="P54">COUNTRY</text:p>
      <text:list xml:id="list2625033003944856408" text:style-name="WWNum6">
        <text:list-item>
          <text:p text:style-name="P23">Code</text:p>
        </text:list-item>
        <text:list-item>
          <text:p text:style-name="P44">CountryName</text:p>
        </text:list-item>
      </text:list>
      <text:p text:style-name="P54"><text:soft-page-break/>REPORT</text:p>
      <text:list xml:id="list7833113858510153099" text:style-name="WWNum18">
        <text:list-item>
          <text:p text:style-name="P24">Reason</text:p>
        </text:list-item>
        <text:list-item>
          <text:p text:style-name="P45">ReportContent</text:p>
        </text:list-item>
      </text:list>
      <text:p text:style-name="P15">MESSAGE</text:p>
      <text:list xml:id="list6367326770176829802" text:style-name="WWNum21">
        <text:list-item>
          <text:p text:style-name="P46">Text</text:p>
        </text:list-item>
      </text:list>
      <text:p text:style-name="P15">REVIEW</text:p>
      <text:list xml:id="list3883220285108995157" text:style-name="WWNum13">
        <text:list-item>
          <text:p text:style-name="P25">Content</text:p>
        </text:list-item>
        <text:list-item>
          <text:p text:style-name="P47">Rating</text:p>
        </text:list-item>
      </text:list>
      <text:h text:style-name="P61" text:outline-level="3"><text:bookmark text:name="_oqztphsz92m"/>LIKE</text:h>
      <text:list xml:id="list5318777852209659286" text:style-name="WWNum16">
        <text:list-item>
          <text:p text:style-name="P48">Emoji</text:p>
        </text:list-item>
      </text:list>
      <text:h text:style-name="P61" text:outline-level="3"><text:bookmark text:name="_gf0b6ngng3j"/>FRIENDSHIP</text:h>
      <text:list xml:id="list40281335" text:continue-numbering="true" text:style-name="WWNum16">
        <text:list-item>
          <text:p text:style-name="P48">Status</text:p>
        </text:list-item>
      </text:list>
      <text:h text:style-name="P61" text:outline-level="3"><text:bookmark text:name="_1gn8gafdtin5"/>ALBUM</text:h>
      <text:list xml:id="list40276914" text:continue-numbering="true" text:style-name="WWNum16">
        <text:list-item>
          <text:p text:style-name="P26">AlbumName</text:p>
        </text:list-item>
        <text:list-item>
          <text:p text:style-name="P26">AlbumDescription</text:p>
        </text:list-item>
        <text:list-item>
          <text:p text:style-name="P48">Privacy</text:p>
        </text:list-item>
      </text:list>
      <text:h text:style-name="P61" text:outline-level="3"><text:bookmark text:name="_9z1ahbm65ymk"/>POST</text:h>
      <text:list xml:id="list40274429" text:continue-numbering="true" text:style-name="WWNum16">
        <text:list-item>
          <text:p text:style-name="P26">PostContent</text:p>
        </text:list-item>
        <text:list-item>
          <text:p text:style-name="P48">Privacy</text:p>
        </text:list-item>
      </text:list>
      <text:h text:style-name="P61" text:outline-level="3"><text:bookmark text:name="_qwsoa1n465cp"/>EVENT</text:h>
      <text:list xml:id="list40268827" text:continue-numbering="true" text:style-name="WWNum16">
        <text:list-item>
          <text:p text:style-name="P48">EventName</text:p>
        </text:list-item>
      </text:list>
      <text:h text:style-name="P61" text:outline-level="3"><text:bookmark text:name="_e0xtir6rf6o1"/>EFFECTED</text:h>
      <text:list xml:id="list40259950" text:continue-numbering="true" text:style-name="WWNum16">
        <text:list-item>
          <text:p text:style-name="P48">EffectedId</text:p>
        </text:list-item>
      </text:list>
      <text:h text:style-name="P61" text:outline-level="3"><text:bookmark text:name="_siujuj8iuexc"/>BOOKMARK</text:h>
      <text:list xml:id="list40279646" text:continue-numbering="true" text:style-name="WWNum16">
        <text:list-item>
          <text:p text:style-name="P26">SavedDate</text:p>
        </text:list-item>
        <text:list-item>
          <text:p text:style-name="P48">BookmarkLabel</text:p>
        </text:list-item>
      </text:list>
      <text:h text:style-name="P61" text:outline-level="3"><text:bookmark text:name="_j628noqnx1wo"/>NOTIFICATION</text:h>
      <text:list xml:id="list40280324" text:continue-numbering="true" text:style-name="WWNum16">
        <text:list-item>
          <text:p text:style-name="P48">NotificationContent</text:p>
        </text:list-item>
      </text:list>
      <text:p text:style-name="P11"/>
      <text:h text:style-name="P61" text:outline-level="3"><text:bookmark text:name="_t2oeg9fqv03i"/>PROFILE</text:h>
      <text:list xml:id="list40260638" text:continue-numbering="true" text:style-name="WWNum16">
        <text:list-item>
          <text:p text:style-name="P26">ProfileId</text:p>
        </text:list-item>
        <text:list-item>
          <text:p text:style-name="P26">ProfilePicture</text:p>
        </text:list-item>
        <text:list-item>
          <text:p text:style-name="P48">Relation</text:p>
        </text:list-item>
      </text:list>
      <text:h text:style-name="P60" text:outline-level="3"><text:bookmark text:name="_1m1y56f6d3kb"/>ADS</text:h>
      <text:list xml:id="list897195821886056477" text:style-name="WWNum3">
        <text:list-item>
          <text:p text:style-name="P27">AnnouncementId</text:p>
        </text:list-item>
        <text:list-item>
          <text:p text:style-name="P27">Text</text:p>
        </text:list-item>
        <text:list-item>
          <text:p text:style-name="P27">Age</text:p>
        </text:list-item>
        <text:list-item>
          <text:p text:style-name="P27"><text:soft-page-break/>Gender</text:p>
        </text:list-item>
        <text:list-item>
          <text:p text:style-name="P27">StartDate</text:p>
        </text:list-item>
        <text:list-item>
          <text:p text:style-name="P27">EndDate</text:p>
        </text:list-item>
        <text:list-item>
          <text:p text:style-name="P27">PaymentType</text:p>
        </text:list-item>
        <text:list-item>
          <text:p text:style-name="P27">Price</text:p>
        </text:list-item>
        <text:list-item>
          <text:p text:style-name="P49">PayorSsn</text:p>
        </text:list-item>
      </text:list>
      <text:h text:style-name="P63" text:outline-level="3"><text:bookmark text:name="_40v1j6uie8t"/>JOB</text:h>
      <text:list xml:id="list264350809973619811" text:style-name="WWNum24">
        <text:list-item>
          <text:p text:style-name="P28">AnnouncementId</text:p>
        </text:list-item>
        <text:list-item>
          <text:p text:style-name="P28">Text</text:p>
        </text:list-item>
        <text:list-item>
          <text:p text:style-name="P28">Salary</text:p>
        </text:list-item>
        <text:list-item>
          <text:p text:style-name="P28">AnnouncementDate</text:p>
        </text:list-item>
        <text:list-item>
          <text:p text:style-name="P28">Deadline</text:p>
        </text:list-item>
        <text:list-item>
          <text:p text:style-name="P50">WorkType</text:p>
        </text:list-item>
      </text:list>
      <text:h text:style-name="P63" text:outline-level="3"><text:bookmark text:name="_s9d9xvlgx5p8"/>USER_PROFILE</text:h>
      <text:list xml:id="list3682932950413000954" text:style-name="WWNum17">
        <text:list-item>
          <text:p text:style-name="P29">ProfıleId</text:p>
        </text:list-item>
        <text:list-item>
          <text:p text:style-name="P29">ProfilePicture</text:p>
        </text:list-item>
        <text:list-item>
          <text:p text:style-name="P51">Relation</text:p>
        </text:list-item>
      </text:list>
      <text:p text:style-name="P11"/>
      <text:h text:style-name="P61" text:outline-level="3"><text:bookmark text:name="_v308uq5vpjen"/>GROUP_SETTINGS</text:h>
      <text:list xml:id="list40264548" text:continue-list="list40260638" text:style-name="WWNum16">
        <text:list-item>
          <text:p text:style-name="P26">GroupSettingsId</text:p>
        </text:list-item>
        <text:list-item>
          <text:p text:style-name="P48">isActive</text:p>
        </text:list-item>
      </text:list>
      <text:h text:style-name="P61" text:outline-level="3"><text:bookmark text:name="_hbm0vrwvxzc0"/>PAGE_SETTINGS</text:h>
      <text:list xml:id="list40267473" text:continue-numbering="true" text:style-name="WWNum16">
        <text:list-item>
          <text:p text:style-name="P26">PageSettingsId</text:p>
        </text:list-item>
        <text:list-item>
          <text:p text:style-name="P48">isActive</text:p>
        </text:list-item>
      </text:list>
      <text:h text:style-name="P61" text:outline-level="3"><text:bookmark text:name="_g6meqi3dxbwe"/>USER_SETTINGS</text:h>
      <text:list xml:id="list40257531" text:continue-numbering="true" text:style-name="WWNum16">
        <text:list-item>
          <text:p text:style-name="P26">UserSettingsId</text:p>
        </text:list-item>
        <text:list-item>
          <text:p text:style-name="P26">isActive</text:p>
        </text:list-item>
        <text:list-item>
          <text:p text:style-name="P26">ApplicationLanguage</text:p>
        </text:list-item>
        <text:list-item>
          <text:p text:style-name="P26">TwoFactorAuthentication</text:p>
        </text:list-item>
        <text:list-item>
          <text:p text:style-name="P48">PostPrivacy</text:p>
        </text:list-item>
      </text:list>
      <text:h text:style-name="P61" text:outline-level="3"><text:bookmark text:name="_xopb4jfuk8kq"/>ROLE</text:h>
      <text:list xml:id="list8622565230784535610" text:style-name="WWNum7">
        <text:list-item>
          <text:p text:style-name="P52">Role Type</text:p>
        </text:list-item>
      </text:list>
      <text:h text:style-name="P63" text:outline-level="3"><text:bookmark text:name="_cde01bxsp3t9"/>NOTIFICATION</text:h>
      <text:list xml:id="list1688769489281361659" text:style-name="WWNum19">
        <text:list-item>
          <text:p text:style-name="P53">NotificationContent</text:p>
        </text:list-item>
      </text:list>
      <text:h text:style-name="P5" text:outline-level="2"><text:bookmark text:name="_aczwddhu74p4"/><text:span text:style-name="T1">e. What relationships exists among the entities?</text:span> </text:h>
      <table:table table:name="Table1" table:style-name="Table1">
        <table:table-column table:style-name="Table1.A"/>
        <table:table-row table:style-name="Table1.1">
          <table:table-cell table:style-name="Table1.A1" table:number-rows-spanned="21" office:value-type="string">
            <text:p text:style-name="P8"/>
            <text:list xml:id="list8998231330018512701" text:style-name="WWNum14">
              <text:list-item>
                <text:p text:style-name="P30">ACTION -&gt; <text:span text:style-name="T4">TRIGGER </text:span>-&gt; NOTIFICATION</text:p>
              </text:list-item>
              <text:list-item>
                <text:p text:style-name="P30">ACTION -&gt; <text:span text:style-name="T4">HAS</text:span>-&gt; EFFECTED</text:p>
              </text:list-item>
              <text:list-item>
                <text:p text:style-name="P30"><text:soft-page-break/>BOOKMARK -&gt; <text:span text:style-name="T4">CONTAINS </text:span>-&gt; SHARE</text:p>
              </text:list-item>
              <text:list-item>
                <text:p text:style-name="P30">COMMUNITY -&gt; <text:span text:style-name="T4">HAS </text:span>-&gt; ROLE</text:p>
              </text:list-item>
              <text:list-item>
                <text:p text:style-name="P30">COMMUNITY -&gt; <text:span text:style-name="T4">HAS </text:span>-&gt; CATEGORY</text:p>
              </text:list-item>
              <text:list-item>
                <text:p text:style-name="P30">COUNTRY -&gt; <text:span text:style-name="T4">HAS </text:span>-&gt; CITY</text:p>
              </text:list-item>
              <text:list-item>
                <text:p text:style-name="P30">CREATOR -&gt; <text:span text:style-name="T4">DO</text:span> -&gt; ACTION</text:p>
              </text:list-item>
              <text:list-item>
                <text:p text:style-name="P30">CREATOR -&gt; <text:span text:style-name="T4">HAS</text:span> -&gt; EFFECTED</text:p>
              </text:list-item>
              <text:list-item>
                <text:p text:style-name="P30">CREATOR-&gt; <text:span text:style-name="T4">ADVERTISE</text:span> -&gt; ADS</text:p>
              </text:list-item>
              <text:list-item>
                <text:p text:style-name="P30">CREATOR-&gt; <text:span text:style-name="T4">ADVERTISE</text:span> -&gt; JOB</text:p>
              </text:list-item>
              <text:list-item>
                <text:p text:style-name="P30">CREATOR-&gt; <text:span text:style-name="T4">HAS</text:span> -&gt; SETTINGS</text:p>
              </text:list-item>
              <text:list-item>
                <text:p text:style-name="P30">NOTIFICATION -&gt; <text:span text:style-name="T4">HAS</text:span> -&gt; CREATOR</text:p>
              </text:list-item>
              <text:list-item>
                <text:p text:style-name="P30">PAGE -&gt; <text:span text:style-name="T4">BE_LOCATED_IN</text:span> -&gt; CITY</text:p>
              </text:list-item>
              <text:list-item>
                <text:p text:style-name="P30">PROFILE_INFO -&gt; <text:span text:style-name="T4">DEPENDS</text:span> -&gt; PAGE</text:p>
              </text:list-item>
              <text:list-item>
                <text:p text:style-name="P30">SHARE -&gt; <text:span text:style-name="T4">PLACE_ON </text:span>-&gt; CITY</text:p>
              </text:list-item>
              <text:list-item>
                <text:p text:style-name="P30">SHARE -&gt; <text:span text:style-name="T4">CONTAINS</text:span> -&gt; VISUAL_CONTENT</text:p>
              </text:list-item>
              <text:list-item>
                <text:p text:style-name="P30">SHARE -&gt; RESHARE -&gt; SHARE</text:p>
              </text:list-item>
              <text:list-item>
                <text:p text:style-name="P30">USER -&gt; <text:span text:style-name="T4">HAS </text:span>-&gt; ROLE</text:p>
              </text:list-item>
              <text:list-item>
                <text:p text:style-name="P30">USER -&gt; <text:span text:style-name="T4">CREATE</text:span> -&gt; COMMUNITY</text:p>
              </text:list-item>
              <text:list-item>
                <text:p text:style-name="P30">USER -&gt; <text:span text:style-name="T4">HAS</text:span> <text:s/>-&gt; BOOKMARK</text:p>
              </text:list-item>
              <text:list-item>
                <text:p text:style-name="P30">USER -&gt; <text:span text:style-name="T4">HAS</text:span> -&gt; PROFILE</text:p>
              </text:list-item>
              <text:list-item>
                <text:p text:style-name="P30">USER -&gt; <text:span text:style-name="T4">APPLY </text:span>-&gt; JOB</text:p>
              </text:list-item>
              <text:list-item>
                <text:p text:style-name="P30">USER -&gt; <text:span text:style-name="T4">JOIN</text:span> <text:s/>-&gt; EVENT</text:p>
              </text:list-item>
              <text:list-item>
                <text:p text:style-name="P30">USER&gt; <text:span text:style-name="T4">TAG</text:span>- &gt; USER</text:p>
              </text:list-item>
              <text:list-item>
                <text:p text:style-name="P30">USER_PROFILE -&gt; <text:span text:style-name="T4">HAS HOMETOWN</text:span> &gt; CITY</text:p>
              </text:list-item>
              <text:list-item>
                <text:p text:style-name="P30">USER_PROFILE -&gt; <text:span text:style-name="T4">LIVE</text:span> &gt; CITY</text:p>
              </text:list-item>
            </text:list>
          </table:table-cell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1">
          <table:covered-table-cell/>
        </table:table-row>
        <table:table-row table:style-name="Table1.21">
          <table:covered-table-cell/>
        </table:table-row>
      </table:table>
      <text:p text:style-name="Standard"/>
      <text:h text:style-name="P4" text:outline-level="2"><text:bookmark text:name="_41l7ieryia5o3"/></text:h>
      <text:h text:style-name="P4" text:outline-level="2"><text:bookmark text:name="_ya6bafdznv97"/>e. What are the constraints related to entities, their characteristics and the</text:h>
      <text:h text:style-name="P4" text:outline-level="2"><text:bookmark text:name="_41l7ieryia5o4"/>relationships among them?</text:h>
      <text:p text:style-name="P7"/>
      <text:p text:style-name="P1"><text:bookmark text:name="_gjdgxs"/>COMMUNITY varlığı <text:s/>bir PROFILE varlığına sahip olamaz.</text:p>
      <text:p text:style-name="P1"><text:bookmark text:name="_snfawdpyfw3a"/>USER_SETTING varlığına sadece USER varlığı sahip olabilir.</text:p>
      <text:p text:style-name="P1"><text:bookmark text:name="_vyxmhf796umk"/>PAGE_SETTING varlığına sadece PAGE varlığı sahip olabilir.</text:p>
      <text:p text:style-name="P1"><text:bookmark text:name="_a1t3cnn0mqez"/>GROUP_SETTINGS varlığına sadece GROUP varlığı sahip olabilir.</text:p>
      <text:p text:style-name="P1"><text:bookmark text:name="_xxy72nignyku"/><text:soft-page-break/>GROUP varlığı herhangi bir ACTION varlığına ve ACTION varlığına ait alt varlıklara sahip olamaz.</text:p>
      <text:p text:style-name="P1"><text:bookmark text:name="_mjwol0w53b14"/>PAGE varlığı ACTION alt varlıklarından REVIEW varlığına sahip olamaz.</text:p>
      <text:p text:style-name="P2"><text:bookmark text:name="_mjwol0w53b141"/>PAGE varlığı ACTION alt varlıklarından FOLLOW varlığına sahip olamaz.</text:p>
      <text:p text:style-name="P2"><text:bookmark text:name="_mjwol0w53b142"/>PAGE varlığı ACTION alt varlıklarından JOIN varlığına sahip olamaz.</text:p>
      <text:p text:style-name="P2"><text:bookmark text:name="_mjwol0w53b143"/>PAGE varlığı ACTION alt varlıklarından FRIENDSHIP varlığına sahip olamaz.</text:p>
      <text:p text:style-name="P2"><text:bookmark text:name="_phndgeqx2pyk"/>USER varlığı ACTION alt varlıklarından JOIN varlığından EFFECTED olamaz</text:p>
      <text:p text:style-name="P2"><text:bookmark text:name="_phndgeqx2pyk1"/>USER varlığı ACTION alt varlıklarından REVIEW varlığından EFFECTED olamaz</text:p>
      <text:p text:style-name="P2"><text:bookmark text:name="_phndgeqx2pyk2"/>COMMUNITY varlığı ACTION alt varlıklarından FRIENDSHIP varlığından EFFECTED olamaz</text:p>
      <text:p text:style-name="P2"><text:bookmark text:name="_phndgeqx2pyk3"/>COMMUNITY varlığı ACTION alt varlıklarından COMMENT varlığından EFFECTED olamaz</text:p>
      <text:p text:style-name="P2"><text:bookmark text:name="_phndgeqx2pyk4"/>GROUP varlığı ACTION alt varlıklarından MESSAGE varlığından EFFECTED olamaz</text:p>
      <text:p text:style-name="P2"><text:bookmark text:name="_phndgeqx2pyk5"/>GROUP varlığı ACTION alt varlıklarından FOLLOW varlığından EFFECTED olamaz</text:p>
      <text:p text:style-name="P2"><text:bookmark text:name="_phndgeqx2pyk6"/>GROUP varlığı ACTION alt varlıklarından LIKE varlığından EFFECTED olamaz</text:p>
      <text:p text:style-name="P2"><text:bookmark text:name="_phndgeqx2pyk7"/>PAGE varlığı ACTION alt varlıklarından JOIN varlığından EFFECTED olamaz</text:p>
      <text:p text:style-name="P2"><text:bookmark text:name="_phndgeqx2pyk8"/>CREATOR varlığı ACTION alt varlıklarından COMMENTvarlığından EFFECTED olamaz</text:p>
      <text:p text:style-name="P2"><text:bookmark text:name="_phndgeqx2pyk9"/>SHARE varlığı ACTION alt varlıklarından MESSAGE varlığından EFFECTED olamaz</text:p>
      <text:p text:style-name="P2"><text:bookmark text:name="_phndgeqx2pyk10"/>SHARE varlığı ACTION alt varlıklarından REVIEW varlığından EFFECTED olamaz</text:p>
      <text:p text:style-name="P2"><text:bookmark text:name="_phndgeqx2pyk11"/>SHARE varlığı ACTION alt varlıklarından FOLLOW varlığından EFFECTED olamaz</text:p>
      <text:p text:style-name="P2"><text:bookmark text:name="_phndgeqx2pyk12"/>SHARE varlığı ACTION alt varlıklarından JOIN varlığından EFFECTED olamaz</text:p>
      <text:p text:style-name="P2"><text:bookmark text:name="_phndgeqx2pyk13"/>SHARE varlığı ACTION alt varlıklarından FRIENDSHIP varlığından EFFECTED olamaz</text:p>
      <text:p text:style-name="P2"><text:bookmark text:name="_phndgeqx2pyk14"/>SHARE varlığı ACTION alt varlıklarından SHARE varlığından EFFECTED olamaz</text:p>
      <text:p text:style-name="P2"><text:bookmark text:name="_phndgeqx2pyk15"/>COMMENT varlığı ACTION alt varlıklarından MESSAGE varlığından EFFECTED olamaz</text:p>
      <text:p text:style-name="P2"><text:bookmark text:name="_phndgeqx2pyk16"/>COMMENT varlığı ACTION alt varlıklarından REVIEW varlığından EFFECTED olamaz</text:p>
      <text:p text:style-name="P2"><text:bookmark text:name="_phndgeqx2pyk17"/>COMMENT varlığı ACTION alt varlıklarından SHARE varlığından EFFECTED olamaz</text:p>
      <text:p text:style-name="P2"><text:bookmark text:name="_phndgeqx2pyk18"/>COMMENT varlığı ACTION alt varlıklarından FOLLOW varlığından EFFECTED olamaz</text:p>
      <text:p text:style-name="P2"><text:bookmark text:name="_phndgeqx2pyk19"/><text:soft-page-break/>COMMENT varlığı ACTION alt varlıklarından JOIN varlığından EFFECTED olamaz</text:p>
      <text:p text:style-name="P2"><text:bookmark text:name="_phndgeqx2pyk20"/>COMMENT varlığı ACTION alt varlıklarından FRIENDSHIP varlığından EFFECTED olama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Noto Sans Symbols" svg:font-family="'Noto Sans Symbols'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tr" fo:country="T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tr" fo:country="TR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1665in" fo:margin-bottom="0in" fo:line-height="100%" fo:keep-together="always" fo:keep-with-next="always"/>
      <style:text-properties fo:color="#2e75b5" style:font-name="Calibri" fo:font-size="16pt" style:font-name-asian="Calibri2" style:font-size-asian="16pt" style:font-name-complex="Calibri2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028in" fo:margin-bottom="0in" fo:line-height="100%" fo:keep-together="always" fo:keep-with-next="always"/>
      <style:text-properties fo:color="#2e75b5" style:font-name="Calibri" fo:font-size="13pt" style:font-name-asian="Calibri2" style:font-size-asian="13pt" style:font-name-complex="Calibri2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0264in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264in"/>
        </style:list-level-properties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0264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.5264in"/>
        </style:list-level-properties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0264in"/>
        </style:list-level-properties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.5264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4.0264in"/>
        </style:list-level-properties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264in"/>
        </style:list-level-properties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5.026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2-26T20:07:53.97</dc:date>
    <dc:creator>Atakan Cetin</dc:creator>
    <meta:generator>OpenOffice/4.1.6$Win32 OpenOffice.org_project/416m1$Build-9790</meta:generator>
    <meta:document-statistic meta:table-count="1" meta:image-count="0" meta:object-count="0" meta:page-count="9" meta:paragraph-count="241" meta:word-count="1198" meta:character-count="8952"/>
    <meta:editing-duration>PT41S</meta:editing-duration>
    <meta:editing-cycles>1</meta:editing-cycles>
  </office:meta>
</office:document-meta>
</file>